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Manual</text:p>
      <text:p text:style-name="Standard"/>
      <text:p text:style-name="Standard"/>
      <text:p text:style-name="Standard">Lewis Lee - z3415068</text:p>
      <text:p text:style-name="Standard">Andrew Chan - </text:p>
      <text:p text:style-name="Standard"/>
      <text:p text:style-name="Standard"/>
      <text:p text:style-name="Standard"/>
      <text:p text:style-name="P1">Overview:</text:p>
      <text:p text:style-name="P1"/>
      <text:p text:style-name="Standard">The elevator system uses a finite-state based approach and is a state machine.</text:p>
      <text:p text:style-name="Standard">The main states are: Closed, Opening, Opened and Closing</text:p>
      <text:p text:style-name="Standard">There is also an inclusion of some custom flags: Direction flag, Moving flag, Emergency flag.</text:p>
      <text:p text:style-name="Standard">These are all determined by bits in a status register:</text:p>
      <text:p text:style-name="Standard">Bits 1 and 2 determine the state: 0, 0 = Door Closed <text:s text:c="9"/>1, 0 = Door Opening</text:p>
      <text:p text:style-name="Standard"><text:tab/><text:tab/><text:tab/><text:tab/> <text:s text:c="4"/>0, 1 = Door Closing <text:s text:c="8"/>1, 1 = Door Opened</text:p>
      <text:p text:style-name="Standard">Bit 4 determines the direction: <text:s/>0 = Down <text:s text:c="5"/>1 = Up</text:p>
      <text:p text:style-name="Standard">Bit 5 determines if the elevator is moving: <text:s/>0 = Not Moving <text:s text:c="4"/>1 = Moving</text:p>
      <text:p text:style-name="Standard">Bit 7 determines if the elevator is in an emergency state: 0 = Not emergency state</text:p>
      <text:p text:style-name="Standard"><text:tab/><text:tab/><text:tab/><text:tab/><text:tab/><text:tab/><text:tab/> <text:s text:c="8"/>1 = Emergency state</text:p>
      <text:p text:style-name="Standard">External Interrupts 4 and 5 are used for the close and emergency button respectively.</text:p>
      <text:p text:style-name="Standard">Timer 0 is used as an overflow interrupt to time each state.</text:p>
      <text:p text:style-name="Standard">Timer 1 is used to generate a PWM signal that controls the speaker.</text:p>
      <text:p text:style-name="Standard">Timer 2 is used to generate a PWN signal that controls the motor.</text:p>
      <text:p text:style-name="Standard"/>
      <text:p text:style-name="Standard"/>
      <text:p text:style-name="Standard"/>
      <text:p text:style-name="P1">Macro Functions:</text:p>
      <text:p text:style-name="P1"/>
      <text:p text:style-name="Standard">There are 9 Macro functions used:</text:p>
      <text:p text:style-name="Standard">4 LCD functions:</text:p>
      <text:p text:style-name="Standard">-lcd_write_com</text:p>
      <text:p text:style-name="Standard"><text:tab/>Writes a command to the LCD</text:p>
      <text:p text:style-name="Standard">-lcd_write_data</text:p>
      <text:p text:style-name="Standard"><text:tab/>Writes data for the LCD to display</text:p>
      <text:p text:style-name="Standard">-lcd_wait_busy</text:p>
      <text:p text:style-name="Standard"><text:tab/>Waits until the LCD is no longer busy</text:p>
      <text:p text:style-name="Standard">-lcd_init</text:p>
      <text:p text:style-name="Standard"><text:tab/>Initialises the LCD</text:p>
      <text:p text:style-name="Standard">4 Floor related functions:</text:p>
      <text:p text:style-name="Standard">-load_floor_temp</text:p>
      <text:p text:style-name="Standard"><text:tab/>Given a floor, returns that floors request value</text:p>
      <text:p text:style-name="Standard">-set_floor_request</text:p>
      <text:p text:style-name="Standard"><text:tab/>Given a floor and value, sets the floors request to the value</text:p>
      <text:p text:style-name="Standard">-check_floors</text:p>
      <text:p text:style-name="Standard"><text:tab/>Returns whether any floors have requests or not</text:p>
      <text:p text:style-name="Standard">-check_floors_direction</text:p>
      <text:p text:style-name="Standard"><text:tab/>Returns if any floors are requested in the direction of the elevator</text:p>
      <text:p text:style-name="Standard">1 Delay function:</text:p>
      <text:p text:style-name="Standard">-delay</text:p>
      <text:p text:style-name="Standard"><text:tab/>Causes a small delay given a 2 byte number (delay = 1.08us * number)</text:p>
      <text:p text:style-name="Standard"/>
      <text:p text:style-name="Standard"><text:soft-page-break/></text:p>
      <text:p text:style-name="P1">Modules:</text:p>
      <text:p text:style-name="P1"/>
      <text:p text:style-name="Standard">There are 10 Modules/Distinct routines:</text:p>
      <text:p text:style-name="Standard">-reset</text:p>
      <text:p text:style-name="Standard"><text:tab/>Initialises the elevator by setting variables, pointers, interrupts, timers and the LCD</text:p>
      <text:p text:style-name="Standard">-Timer0</text:p>
      <text:p text:style-name="Standard"><text:tab/>The timer0 overflow service routine; Counts required time and takes action according to <text:tab/>the various states.</text:p>
      <text:p text:style-name="Standard">-main</text:p>
      <text:p text:style-name="Standard"><text:tab/>Constantly scans the keypad while the timer runs in the background</text:p>
      <text:p text:style-name="Standard"><text:tab/>convert:</text:p>
      <text:p text:style-name="Standard"><text:tab/>A function in main which takes in a keypad press and takes action according to its value.</text:p>
      <text:p text:style-name="Standard">-changeFloor</text:p>
      <text:p text:style-name="Standard"><text:tab/>Changes the floor (under certain conditions) and controls the direction.</text:p>
      <text:p text:style-name="Standard">-openDoor</text:p>
      <text:p text:style-name="Standard"><text:tab/>Opens the door (under certain conditions).</text:p>
      <text:p text:style-name="Standard">-closeDoor</text:p>
      <text:p text:style-name="Standard"><text:tab/>Closes the door.</text:p>
      <text:p text:style-name="Standard">-holdDoor</text:p>
      <text:p text:style-name="Standard"><text:tab/>Holds the door open.</text:p>
      <text:p text:style-name="Standard">-closeButton</text:p>
      <text:p text:style-name="Standard"><text:tab/>Closes the door (under certain conditions) if the external interrupt is activated</text:p>
      <text:p text:style-name="Standard">-openButton</text:p>
      <text:p text:style-name="Standard"><text:tab/>Opens the door or holds the door open (under certain conditions).</text:p>
      <text:p text:style-name="Standard">-emergency</text:p>
      <text:p text:style-name="Standard"><text:tab/>Sets emergency conditions and carries out the emergency procedure</text:p>
      <text:p text:style-name="Standard"><text:tab/>flash:</text:p>
      <text:p text:style-name="Standard"><text:tab/>A function that is only active in emergency mode. Flashes the LEDs and speaker.</text:p>
      <text:p text:style-name="Standard"/>
      <text:p text:style-name="Standard"/>
      <text:p text:style-name="Standard"/>
      <text:p text:style-name="Standard"/>
      <text:p text:style-name="P1">Data Structures:</text:p>
      <text:p text:style-name="P1"/>
      <text:p text:style-name="Standard">Floor requests uses a 10 byte array in the data segment to store floor requests.</text:p>
      <text:p text:style-name="Standard">A value of 0 indicates the floor is not requested, any other value indicates the floor is requested.</text:p>
      <text:p text:style-name="Standard"/>
      <text:p text:style-name="Standard">The strings “Emergency” and “Call 000” are stored in the program memory.</text:p>
      <text:p text:style-name="Standard"/>
      <text:p text:style-name="Standard">All other variables are stored in an 8-bit register:</text:p>
      <text:p text:style-name="Standard">-temp = r16 <text:s text:c="8"/>Stores A temporary register</text:p>
      <text:p text:style-name="Standard">-temp2 = r17 <text:s text:c="6"/>Stores A temporary value</text:p>
      <text:p text:style-name="Standard">-count = r18 <text:s text:c="7"/>Stores a counter</text:p>
      <text:p text:style-name="Standard">-count2 = r19 <text:s text:c="5"/>Stores a counter</text:p>
      <text:p text:style-name="Standard">-floor = r20 <text:s text:c="8"/>Stores the current floor</text:p>
      <text:p text:style-name="Standard">-status = r21 <text:s text:c="7"/>Stores the status of the elevator</text:p>
      <text:p text:style-name="Standard">-row =r22 <text:s text:c="11"/>Stores the row for the keypad</text:p>
      <text:p text:style-name="Standard">-col =r23 <text:s text:c="12"/>Stores the column for the keypad</text:p>
      <text:p text:style-name="Standard">-mask =r24 <text:s text:c="9"/>Stores the mask for the keypad</text:p>
      <text:p text:style-name="Standard">-emergencyFlash = r25 <text:s text:c="5"/>Stores the LED value to display at emergency</text:p>
      <text:p text:style-name="Standard"/>
      <text:p text:style-name="Standard"><text:soft-page-break/><text:span text:style-name="T1">System Control Flow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Algorithm for Servicing Requests:</text:span></text:p>
      <text:p text:style-name="Standard"/>
      <text:p text:style-name="Standard">Floor requests are serviced by constant checking and moving through states.</text:p>
      <text:p text:style-name="Standard">The following sequence describes the logic of how a typical request is serviced.</text:p>
      <text:p text:style-name="Standard"/>
      <text:p text:style-name="Standard">///////////////////////////////</text:p>
      <text:p text:style-name="Standard">TIMER0:</text:p>
      <text:p text:style-name="Standard">Count one second:</text:p>
      <text:p text:style-name="Standard">If state = CLOSING call change floor, <text:s text:c="3"/>If state = OPENING call hold door.</text:p>
      <text:p text:style-name="Standard">Reset timer.</text:p>
      <text:p text:style-name="Standard">Count another second:</text:p>
      <text:p text:style-name="Standard">If state = CLOSED call open door.</text:p>
      <text:p text:style-name="Standard">Reset timer.</text:p>
      <text:p text:style-name="Standard">Count another second:</text:p>
      <text:p text:style-name="Standard">If state = OPENED call close door</text:p>
      <text:p text:style-name="Standard">Reset Timer.</text:p>
      <text:p text:style-name="Standard">///////////////////////////////</text:p>
      <text:p text:style-name="Standard">MAIN:</text:p>
      <text:p text:style-name="Standard">Scan keypad constantly</text:p>
      <text:p text:style-name="Standard">If key pressed call convert</text:p>
      <text:p text:style-name="Standard"/>
      <text:p text:style-name="Standard">CONVERT:</text:p>
      <text:p text:style-name="Standard">If a number, add a floor request to the corresponding number.</text:p>
      <text:p text:style-name="Standard">If a star symbol, call open door if CLOSING, or stop timer until button released if OPENING.</text:p>
      <text:p text:style-name="Standard">Return</text:p>
      <text:p text:style-name="Standard">///////////////////////////////</text:p>
      <text:p text:style-name="Standard">CHANGE FLOOR:</text:p>
      <text:p text:style-name="Standard">State = CLOSED</text:p>
      <text:p text:style-name="Standard">If no requests exist, remain on floor by recursing change floor, otherwise continue.</text:p>
      <text:p text:style-name="Standard">If request exists on current level, call open door. (For re-pressing a level, or if change floor was <text:tab/><text:tab/><text:tab/><text:tab/><text:tab/><text:tab/><text:tab/><text:tab/>recursing and current floor was pressed).</text:p>
      <text:p text:style-name="Standard">If no requests exist in current direction, change direction, otherwise continue.</text:p>
      <text:p text:style-name="Standard">Increment or decrement current floor according to direction.</text:p>
      <text:p text:style-name="Standard">Return</text:p>
      <text:p text:style-name="Standard"/>
      <text:p text:style-name="Standard">OPEN DOOR:</text:p>
      <text:p text:style-name="Standard">Check if current floor is requested</text:p>
      <text:p text:style-name="Standard">If requested: clear current floor request, open door (State = OPENING)</text:p>
      <text:p text:style-name="Standard">If not requested: call change floor.</text:p>
      <text:p text:style-name="Standard">Return</text:p>
      <text:p text:style-name="Standard"/>
      <text:p text:style-name="Standard">HOLD DOOR:</text:p>
      <text:p text:style-name="Standard">State = OPENED<text:line-break/>Return</text:p>
      <text:p text:style-name="Standard"/>
      <text:p text:style-name="Standard">CLOSE DOOR:</text:p>
      <text:p text:style-name="Standard">State = CLOSING</text:p>
      <text:p text:style-name="Standard">Return</text:p>
      <text:p text:style-name="Standard">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20:11:38.71</meta:creation-date>
    <dc:date>2013-06-06T22:15:49.07</dc:date>
    <meta:editing-duration>PT2H4M1S</meta:editing-duration>
    <meta:editing-cycles>21</meta:editing-cycles>
    <meta:generator>OpenOffice.org/3.4.1$Win32 OpenOffice.org_project/341m1$Build-9593</meta:generator>
    <meta:document-statistic meta:table-count="0" meta:image-count="0" meta:object-count="0" meta:page-count="4" meta:paragraph-count="124" meta:word-count="781" meta:character-count="4834"/>
  </office:meta>
</office:document-meta>
</file>